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officeooo:rsid="0003f86b" officeooo:paragraph-rsid="000b57f7"/>
    </style:style>
    <style:style style:name="P2" style:family="paragraph" style:parent-style-name="Standard">
      <style:paragraph-properties fo:line-height="150%"/>
      <style:text-properties style:font-name="Times New Roman" officeooo:rsid="0003f86b" officeooo:paragraph-rsid="000d23d6"/>
    </style:style>
    <style:style style:name="P3" style:family="paragraph" style:parent-style-name="Standard" style:master-page-name="">
      <loext:graphic-properties draw:fill="none"/>
      <style:paragraph-properties fo:margin-left="0.3118in" fo:margin-right="0in" fo:line-height="150%" fo:text-indent="0in" style:auto-text-indent="false" style:page-number="auto" fo:background-color="transparent"/>
      <style:text-properties style:font-name="Times New Roman" officeooo:rsid="0003f86b" officeooo:paragraph-rsid="000d23d6"/>
    </style:style>
    <style:style style:name="P4" style:family="paragraph" style:parent-style-name="Standard" style:master-page-name="">
      <loext:graphic-properties draw:fill="none"/>
      <style:paragraph-properties fo:margin-left="0.3118in" fo:margin-right="0in" fo:line-height="150%" fo:text-indent="0in" style:auto-text-indent="false" style:page-number="auto" fo:background-color="transparent"/>
      <style:text-properties style:font-name="Times New Roman" officeooo:rsid="0003f86b" officeooo:paragraph-rsid="000d23d6"/>
    </style:style>
    <style:style style:name="P5" style:family="paragraph" style:parent-style-name="Standard" style:master-page-name="">
      <style:paragraph-properties fo:line-height="150%" style:page-number="auto"/>
      <style:text-properties style:font-name="Times New Roman" officeooo:rsid="0003f86b" officeooo:paragraph-rsid="000d23d6"/>
    </style:style>
    <style:style style:name="P6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style:font-name="Times New Roman" officeooo:rsid="0003f86b" officeooo:paragraph-rsid="000d23d6"/>
    </style:style>
    <style:style style:name="P7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style:font-name="Times New Roman" fo:font-weight="bold" officeooo:rsid="0003f86b" officeooo:paragraph-rsid="000f01f2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style:font-name="Times New Roman" fo:font-weight="bold" officeooo:rsid="00121a98" officeooo:paragraph-rsid="00121a98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style:font-name="Times New Roman" fo:font-weight="normal" officeooo:rsid="00108ddc" officeooo:paragraph-rsid="00108ddc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style:font-name="Times New Roman" fo:font-weight="normal" officeooo:rsid="0012f17e" officeooo:paragraph-rsid="0012f17e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style:font-name="Times New Roman" fo:font-weight="normal" officeooo:rsid="0012f17e" officeooo:paragraph-rsid="0014c760" style:font-weight-asian="normal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5in" fo:margin-right="0in" fo:line-height="150%" fo:text-indent="0in" style:auto-text-indent="false" style:page-number="auto" fo:background-color="transparent"/>
      <style:text-properties style:font-name="Times New Roman" fo:font-weight="normal" officeooo:rsid="0012f17e" officeooo:paragraph-rsid="0014c760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.5in" fo:margin-right="0in" fo:line-height="150%" fo:text-indent="0in" style:auto-text-indent="false" fo:background-color="transparent"/>
      <style:text-properties style:font-name="Times New Roman" fo:font-weight="normal" officeooo:rsid="0012f17e" officeooo:paragraph-rsid="0014c760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b57f7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e329" style:font-weight-asian="bold" style:font-weight-complex="bold"/>
    </style:style>
    <style:style style:name="T5" style:family="text">
      <style:text-properties fo:font-weight="bold" officeooo:rsid="00150e99" style:font-weight-asian="bold" style:font-weight-complex="bold"/>
    </style:style>
    <style:style style:name="T6" style:family="text">
      <style:text-properties officeooo:rsid="000d23d6"/>
    </style:style>
    <style:style style:name="T7" style:family="text">
      <style:text-properties style:text-position="super 58%"/>
    </style:style>
    <style:style style:name="T8" style:family="text">
      <style:text-properties officeooo:rsid="0008bcfb"/>
    </style:style>
    <style:style style:name="T9" style:family="text">
      <style:text-properties officeooo:rsid="00112952"/>
    </style:style>
    <style:style style:name="T10" style:family="text">
      <style:text-properties officeooo:rsid="0014c760"/>
    </style:style>
    <style:style style:name="T11" style:family="text">
      <style:text-properties officeooo:rsid="00150e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********************<text:span text:style-name="T1">Documentation of </text:span><text:span text:style-name="T2">SVN BACKUP</text:span>**************************</text:p>
      <text:p text:style-name="P5"><text:span text:style-name="T4">S</text:span><text:span text:style-name="T3">ource file:</text:span> <text:span text:style-name="T6">svnbackup.bat</text:span></text:p>
      <text:p text:style-name="P2"><text:span text:style-name="T3">Scripting language:</text:span> <text:span text:style-name="T6">Batch</text:span> (Interpreter) <text:span text:style-name="T6">[Microsoft windows]</text:span></text:p>
      <text:p text:style-name="P2"><text:span text:style-name="T3">Testing and development environment:</text:span></text:p>
      <text:p text:style-name="P3">OS: <text:span text:style-name="T6">Microsoft Windows-10, Linux (ubuntu-15.10)</text:span></text:p>
      <text:p text:style-name="P3">Date: <text:span text:style-name="T6">14</text:span><text:span text:style-name="T7">th</text:span> Dec 2016</text:p>
      <text:p text:style-name="P6"/>
      <text:p text:style-name="P7"><text:span text:style-name="T8">Summary</text:span>:</text:p>
      <text:p text:style-name="P9">Creates the backup of a SVN repository using the SVN checkout and SVN update.</text:p>
      <text:p text:style-name="P9">Enables manual synchronization of local files with the<text:span text:style-name="T9"> SVN repository.</text:span></text:p>
      <text:p text:style-name="P9"/>
      <text:p text:style-name="P8">Implementation:</text:p>
      <text:p text:style-name="P10">svn -co &lt;svn-reponame&gt;</text:p>
      <text:p text:style-name="P10"><text:tab/>this should be performed on a location where checkout needs to be performed.</text:p>
      <text:p text:style-name="P10">svn update</text:p>
      <text:p text:style-name="P12">this should be performed on a location where <text:span text:style-name="T10">checkout was previously</text:span> to be performed.</text:p>
      <text:p text:style-name="P13"/>
      <text:p text:style-name="P11">****************************<text:span text:style-name="T5">END OF FILE</text:span><text:span text:style-name="T11">***************************************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11:08:28.886137901</meta:creation-date>
    <dc:date>2016-12-23T12:02:40.189121571</dc:date>
    <meta:editing-duration>PT38M57S</meta:editing-duration>
    <meta:editing-cycles>10</meta:editing-cycles>
    <meta:generator>LibreOffice/5.0.6.2$Linux_X86_64 LibreOffice_project/00m0$Build-2</meta:generator>
    <meta:document-statistic meta:table-count="0" meta:image-count="0" meta:object-count="0" meta:page-count="1" meta:paragraph-count="15" meta:word-count="87" meta:character-count="706" meta:non-whitespace-character-count="633"/>
  </office:meta>
</office:document-meta>
</file>